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35f73" officeooo:paragraph-rsid="00035f73" style:font-size-asian="18pt" style:font-weight-asian="bold" style:font-size-complex="18pt" style:font-weight-complex="bold"/>
    </style:style>
    <style:style style:name="P2" style:family="paragraph" style:parent-style-name="Corps_20_de_20_texte_20_gros">
      <style:text-properties officeooo:paragraph-rsid="0011bf82"/>
    </style:style>
    <style:style style:name="P3" style:family="paragraph" style:parent-style-name="Corps_20_de_20_texte_20_gros">
      <style:text-properties officeooo:paragraph-rsid="0014261f"/>
    </style:style>
    <style:style style:name="P4" style:family="paragraph" style:parent-style-name="Heading_20_2">
      <style:text-properties officeooo:rsid="00055ce9" officeooo:paragraph-rsid="00055ce9"/>
    </style:style>
    <style:style style:name="P5" style:family="paragraph" style:parent-style-name="Heading_20_2">
      <style:text-properties officeooo:rsid="0008edf6" officeooo:paragraph-rsid="0008edf6"/>
    </style:style>
    <style:style style:name="P6" style:family="paragraph" style:parent-style-name="Heading_20_2">
      <style:text-properties officeooo:rsid="00104069" officeooo:paragraph-rsid="00104069"/>
    </style:style>
    <style:style style:name="P7" style:family="paragraph" style:parent-style-name="Quotations">
      <style:text-properties officeooo:rsid="00055ce9" officeooo:paragraph-rsid="00055ce9"/>
    </style:style>
    <style:style style:name="P8" style:family="paragraph" style:parent-style-name="Text_20_body">
      <style:text-properties officeooo:paragraph-rsid="00055ce9"/>
    </style:style>
    <style:style style:name="P9" style:family="paragraph" style:parent-style-name="Text_20_body">
      <style:text-properties officeooo:paragraph-rsid="0008edf6"/>
    </style:style>
    <style:style style:name="P10" style:family="paragraph" style:parent-style-name="Text_20_body">
      <style:paragraph-properties fo:line-height="150%"/>
      <style:text-properties officeooo:paragraph-rsid="000bba26"/>
    </style:style>
    <style:style style:name="P11" style:family="paragraph" style:parent-style-name="Text_20_body">
      <style:text-properties style:text-underline-style="none" officeooo:rsid="000a645a" officeooo:paragraph-rsid="000a645a"/>
    </style:style>
    <style:style style:name="P12" style:family="paragraph" style:parent-style-name="Text_20_body">
      <style:text-properties officeooo:paragraph-rsid="00163750"/>
    </style:style>
    <style:style style:name="P13" style:family="paragraph" style:parent-style-name="Text_20_body" style:list-style-name="L6">
      <style:text-properties officeooo:paragraph-rsid="00175ccc"/>
    </style:style>
    <style:style style:name="P14" style:family="paragraph" style:parent-style-name="Text_20_body" style:list-style-name="L6">
      <style:text-properties officeooo:paragraph-rsid="00163750"/>
    </style:style>
    <style:style style:name="T1" style:family="text">
      <style:text-properties fo:font-size="14pt" officeooo:rsid="00055ce9" style:font-size-asian="12.25pt" style:font-size-complex="14pt"/>
    </style:style>
    <style:style style:name="T2" style:family="text">
      <style:text-properties fo:font-size="14pt" officeooo:rsid="000744df" style:font-size-asian="12.25pt" style:font-size-complex="14pt"/>
    </style:style>
    <style:style style:name="T3" style:family="text">
      <style:text-properties fo:font-size="14pt" officeooo:rsid="0008edf6" style:font-size-asian="12.25pt" style:font-size-complex="14pt"/>
    </style:style>
    <style:style style:name="T4" style:family="text">
      <style:text-properties fo:font-size="15pt" style:font-size-asian="13.1000003814697pt" style:font-size-complex="15pt"/>
    </style:style>
    <style:style style:name="T5" style:family="text">
      <style:text-properties fo:font-size="15pt" officeooo:rsid="0008edf6" style:font-size-asian="13.1000003814697pt" style:font-size-complex="15pt"/>
    </style:style>
    <style:style style:name="T6" style:family="text">
      <style:text-properties fo:font-size="15pt" officeooo:rsid="000a645a" style:font-size-asian="13.1000003814697pt" style:font-size-complex="15pt"/>
    </style:style>
    <style:style style:name="T7" style:family="text">
      <style:text-properties fo:font-size="15pt" officeooo:rsid="000bba26" style:font-size-asian="13.1000003814697pt" style:font-size-complex="15pt"/>
    </style:style>
    <style:style style:name="T8" style:family="text">
      <style:text-properties fo:font-size="15pt" officeooo:rsid="000ea7ec" style:font-size-asian="13.1000003814697pt" style:font-size-complex="15pt"/>
    </style:style>
    <style:style style:name="T9" style:family="text">
      <style:text-properties fo:font-size="15pt" officeooo:rsid="00163750" style:font-size-asian="13.1000003814697pt" style:font-size-complex="15pt"/>
    </style:style>
    <style:style style:name="T10" style:family="text">
      <style:text-properties fo:font-size="15pt" officeooo:rsid="00175ccc" style:font-size-asian="13.1000003814697pt" style:font-size-complex="15pt"/>
    </style:style>
    <style:style style:name="T11" style:family="text">
      <style:text-properties fo:font-size="15pt" style:text-underline-style="solid" style:text-underline-width="auto" style:text-underline-color="font-color" style:font-size-asian="13.1000003814697pt" style:font-size-complex="15pt"/>
    </style:style>
    <style:style style:name="T12" style:family="text">
      <style:text-properties fo:font-size="15pt" style:text-underline-style="solid" style:text-underline-width="auto" style:text-underline-color="font-color" officeooo:rsid="00163750" style:font-size-asian="13.1000003814697pt" style:font-size-complex="15pt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4" style:family="text">
      <style:text-properties officeooo:rsid="00104069"/>
    </style:style>
    <style:style style:name="T15" style:family="text">
      <style:text-properties officeooo:rsid="0011bf82"/>
    </style:style>
    <style:style style:name="T16" style:family="text">
      <style:text-properties officeooo:rsid="00131f06"/>
    </style:style>
    <style:style style:name="T17" style:family="text">
      <style:text-properties officeooo:rsid="001426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3">Compte-Rendu</text:span> :</text:p>
      <text:p text:style-name="P1"/>
      <text:h text:style-name="Heading_20_1" text:outline-level="1">Mode Exercice :</text:h>
      <text:p text:style-name="P7">Fichier: eval.cpp, eval.h</text:p>
      <text:h text:style-name="P4" text:outline-level="2">Présentation :</text:h>
      <text:p text:style-name="P8"><text:tab/><text:span text:style-name="T1">Le mode exercice est un mode proposant à l’utilisateur de s’évaluer.</text:span></text:p>
      <text:p text:style-name="P8"><text:span text:style-name="T1"><text:tab/>Celui-ci est accessible à partir du menu: mode→exercise.</text:span></text:p>
      <text:p text:style-name="P8"><text:span text:style-name="T1"><text:tab/>Une fois le mode exercice activé, chaque action entreprise par le pilote sera analysé</text:span><text:span text:style-name="T2">e. Si ces dernières ne sont pas appropriées à la situation alors le pilote en sera pénalisé sur sa note finale.</text:span></text:p>
      <text:p text:style-name="P8"><text:span text:style-name="T1"><text:tab/>Au terme de l’exercice le pilote se verra attribuer une note sur 10.</text:span></text:p>
      <text:p text:style-name="P8"><text:span text:style-name="T1"><text:tab/></text:span><text:span text:style-name="T3">Le programme retourne alors en mode simulation, le mode défini comme « par défaut ».</text:span></text:p>
      <text:h text:style-name="P5" text:outline-level="2">Implémentation :</text:h>
      <text:p text:style-name="Text_20_body"><text:tab/><text:span text:style-name="T5">Le mode exercice fonctionne avec la technologie des signaux et des slots proposée par la bibliothèque « Qt ».</text:span></text:p>
      <text:p text:style-name="P9"><text:span text:style-name="T5"><text:tab/>Il est implémenté en tant que classe  « Evaluation » héritant de Qwidget.</text:span></text:p>
      <text:p text:style-name="P9"><text:span text:style-name="T5"><text:tab/>Il dispose de 5 attributs privés :</text:span></text:p>
      <text:p text:style-name="P9"><text:span text:style-name="T5"><text:tab/>-int mark, la note attribuée à l’utilisateur</text:span></text:p>
      <text:p text:style-name="P9"><text:span text:style-name="T5"><text:tab/>-int mistake_nb, le nombre d’erreurs commises par l’utilisateur</text:span></text:p>
      <text:p text:style-name="P9"><text:span text:style-name="T5"><text:tab/>-SystemeCarburant* sc, un pointeur sur le système carburant, la classe recueillant les informations de l’état du programme.</text:span></text:p>
      <text:p text:style-name="P9"><text:span text:style-name="T5"><text:tab/>-QMap&lt;QString, GenericTpev*&gt;&amp; scMap, l</text:span><text:span text:style-name="T6">a map du système carburant permettant d’acceder à l’état de chaque pièce du système.</text:span></text:p>
      <text:p text:style-name="P9"><text:span text:style-name="T6"><text:tab/>-Log *log, un pointeur sur l’historique du système permettant ainsi d’afficher les informations de l’évaluateur à l’utilisateur.</text:span></text:p>
      <text:p text:style-name="P9"><text:span text:style-name="T6"><text:tab/>Il dispose également de 4 méthodes publiques : </text:span></text:p>
      <text:p text:style-name="P9"><text:span text:style-name="T6"><text:tab/>-Evaluation(SystemeCarburant *systemeC, Log *log₎, le constructeur</text:span></text:p>
      <text:p text:style-name="P9"><text:soft-page-break/><text:span text:style-name="T6"><text:tab/>-~Evaluation(){}, le destructeur</text:span></text:p>
      <text:p text:style-name="P9"><text:span text:style-name="T6"><text:tab/>- int getMark() ,int getMistakeNumber(), les 2 accesseurs des attributs dont ils portent le nom.</text:span></text:p>
      <text:p text:style-name="P9"><text:span text:style-name="T6"><text:tab/>Afin de communiquer avec le reste du programme, la classe Evaluation utilise les « slots », elle en dispose de 9.</text:span></text:p>
      <text:p text:style-name="P9"><text:span text:style-name="T6"><text:tab/>Un pour chaque bouton avec lesquelles le pilote peut interagir, autrement dit, un pour chaque choix du pilote. </text:span><text:span text:style-name="T7">Ces slots sont en réalité des algorithmes représentant les méthodes principales de l’évaluateur.</text:span><text:span text:style-name="T6"> <text:line-break/></text:span><text:span text:style-name="T7">Enfin un</text:span><text:span text:style-name="T6"> neuvième </text:span><text:span text:style-name="T7">slot, </text:span><text:span text:style-name="T6">« resolved() » connecté à un signal envoyé par les moteurs e</text:span><text:span text:style-name="T7">st</text:span><text:span text:style-name="T6"> chargé d’indiquer à l’évaluateur que l’exercice est terminé.</text:span></text:p>
      <text:p text:style-name="P11"><text:span text:style-name="T11">Le fonctionnement de l’évaluateur est le suivant</text:span><text:span text:style-name="T4"> :</text:span></text:p>
      <text:p text:style-name="P10"><text:span text:style-name="T6"><text:tab/></text:span><text:span text:style-name="T7">A chaque clic de l’utilisateur sur un bouton afin de changer l’état du système, un signal est envoyé à l’évaluateur depuis l’objet dont l’utilisateur souhaite altérer l’état. Il est important de noté que ce signal est reçu avant que l’état soit altéré.</text:span></text:p>
      <text:p text:style-name="P10"><text:span text:style-name="T7">L’algorithme correspondant est alors appelé, évaluant l’état actuel du système et l’intérêt de l’altération voulue par l’utilisateur. Si cette dernière est correcte alors l’évaluateur affiche « Correct » sinon il informe l’utilisateur que son choix est incorrect et soustrait 1 point à la note finale.</text:span></text:p>
      <text:p text:style-name="P10"><text:span text:style-name="T7">Chaque fois qu’un nouveau moteur est alimenté, un signal est émis afin d’en avertir l’évaluateur. Si il s’avère que ce moteur était le dernier a alimenter alors l’évaluateur termine l’évaluation et en informe l’utilisateur en lui donnant sa note. Le mode exercice est alors quitté pour revenir au mode simulation.</text:span></text:p>
      <text:p text:style-name="P10"><text:span text:style-name="T7"/></text:p>
      <text:h text:style-name="Heading_20_1" text:outline-level="1"/>
      <text:p text:style-name="Text_20_body"/>
      <text:h text:style-name="Heading_20_1" text:outline-level="1"><text:soft-page-break/>Connexion :</text:h>
      <text:p text:style-name="Quotations">Fichier : connexion.cpp, connexion.h</text:p>
      <text:h text:style-name="Heading_20_2" text:outline-level="2"><text:s/>Présentation :</text:h>
      <text:p text:style-name="Text_20_body"><text:tab/><text:span text:style-name="T8">La connexion propose à l’utilisateur de créer un compte ou bien de se connecter à travers l’interface graphique. </text:span></text:p>
      <text:p text:style-name="Text_20_body"><text:span text:style-name="T8"><text:tab/>Une fois connecté l’utilisateur à accès à la fonctionnalité « File » lui permettant de sauvegarder et charger des fichiers dans l’application.</text:span></text:p>
      <text:p text:style-name="Text_20_body"><text:span text:style-name="T8"><text:tab/>La connexion dispose d’un onglet dans le Menu. On peut choisir de créer un compte, se connecter ou bien se déconnecter.</text:span></text:p>
      <text:h text:style-name="P6" text:outline-level="2">Implémentation :</text:h>
      <text:p text:style-name="Corps_20_de_20_texte_20_gros"><text:tab/><text:span text:style-name="T14">La connexion est implémentée en tant que classe héritant publiquement de QWidget.</text:span></text:p>
      <text:p text:style-name="Corps_20_de_20_texte_20_gros"><text:tab/><text:span text:style-name="T14">Elle dispose de 3 attributs privés :</text:span></text:p>
      <text:p text:style-name="Corps_20_de_20_texte_20_gros"><text:tab/>-<text:span text:style-name="T14">QFile *usersFile, le fichier contenant les noms d’utilisateurs ainsi que leur mot de passe</text:span></text:p>
      <text:p text:style-name="Corps_20_de_20_texte_20_gros"><text:tab/>-bool isconnected, <text:span text:style-name="T14">un booléen indiquant si un utilisateur est connecté ou non</text:span></text:p>
      <text:p text:style-name="Corps_20_de_20_texte_20_gros"><text:tab/>-QString userName <text:span text:style-name="T14">le nom de l’utilisateur connecté, s’il y en a un. Il est initialisé à NULL.</text:span></text:p>
      <text:p text:style-name="Corps_20_de_20_texte_20_gros"/>
      <text:p text:style-name="P2"><text:tab/><text:span text:style-name="T15">La classe dispose de deux méthodes permettant de créer l’interface graphique de connexion ainsi que de création de compte.</text:span></text:p>
      <text:p text:style-name="P2"><text:tab/>-void ConnectionInterface()</text:p>
      <text:p text:style-name="P2"><text:tab/>-void newAccountInterface()</text:p>
      <text:p text:style-name="P2"><text:tab/></text:p>
      <text:p text:style-name="P2"><text:span text:style-name="T15"><text:tab/>Elle dispose également d’une méthode permettant de vérifier si l’utilisateur entré est présent dans le fichier.</text:span></text:p>
      <text:p text:style-name="P2">-<text:span text:style-name="T16">bool alreadyExists(QString name, QString password)</text:span></text:p>
      <text:p text:style-name="P2"><text:tab/></text:p>
      <text:p text:style-name="P2"><text:tab/><text:span text:style-name="T17">La classe connexion fonctionne également avec la technologie des signaux et des slots proposée par la bibliothèque « Qt » ainsi elle dispose de 3 slots et de 2 signaux.</text:span></text:p>
      <text:p text:style-name="P3"><text:tab/><text:span text:style-name="T17">Ces 3 slots sont en fait les méthodes de la classe permettant de créer un utilisateur, connecté un utilisateur et déconnecté un utilisateur. Ils sont connectés à des signaux envoyés lorsque leur bouton correspondant est pressé.</text:span></text:p>
      <text:p text:style-name="P3"><text:soft-page-break/><text:span text:style-name="T17"><text:tab/>Les signaux quant à eux, permettent d’informer le programme lorsqu’un utilisateur se connecte ou se déconnecte.</text:span></text:p>
      <text:p text:style-name="P3"><text:tab/>-void isConnected()</text:p>
      <text:p text:style-name="P3"><text:tab/>-void isDisconnectedSignal()</text:p>
      <text:p text:style-name="Text_20_body"><text:span text:style-name="T8"><text:tab/></text:span></text:p>
      <text:p text:style-name="P12"><text:span text:style-name="T12">Le fonctionnement de la connexion est le suivant</text:span><text:span text:style-name="T9"> :</text:span></text:p>
      <text:p text:style-name="P12"><text:span text:style-name="T9"><text:tab/></text:span><text:span text:style-name="T10">Dans le menu, l’utilisateur a accès à l’onglet connexion lui proposant d’interagir avec 3 boutons.</text:span></text:p>
      <text:list xml:id="list1390666578" text:style-name="L6">
        <text:list-item>
          <text:p text:style-name="P14"><text:span text:style-name="T8">S’</text:span><text:span text:style-name="T9">il s’agit de la création de compte (« Register »), la méthode correspondante est appelée et propose son interface à l’utilisateur. Une fois le bouton de confirmation pressé, le slot correspondant est appelé. Celui ci vérifie que l’utilisateur n’est pas déjà présent dans l</text:span><text:span text:style-name="T10">e fichier utilisateur</text:span><text:span text:style-name="T9"> puis le cas échéant ouvre le fichier d’utilisateur en mode concaténation afin d’y entrer le nom et mot de passe donné par le nouvel utilisateur.</text:span></text:p>
        </text:list-item>
        <text:list-item>
          <text:p text:style-name="P13"><text:span text:style-name="T9">S’il s’agit de la connexion</text:span><text:span text:style-name="T10"> (« Connection »)</text:span><text:span text:style-name="T9">, la méthode correspondante est appelée et propose son interface à l’utilisateur.Une fois le bouton de confirmation pressé, le slot correspondant est appelé. </text:span><text:span text:style-name="T10">Celui-ci ouvre cette fois le fichier d’utilisateur en lecture seule puis cherche ses données dans ce dernier. S’il le trouve, il le connecte à l’application avec un message de bienvenue, sinon il l’informe de l’échec de la procédure.</text:span></text:p>
        </text:list-item>
        <text:list-item>
          <text:p text:style-name="P13"><text:span text:style-name="T10">S’il s’agit de la déconnexion, le slot correspondant est directement appelé et annule la connexion actuelle en émettant un signal qui sera perçu par le programme. </text:span></text:p>
        </text:list-item>
      </text:list>
      <text:p text:style-name="Text_20_body"><text:tab/><text:span text:style-name="T8"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35f7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ea7e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rps_20_de_20_texte_20_gros" style:display-name="Corps de texte gros" style:family="paragraph" style:parent-style-name="Standard">
      <style:text-properties fo:font-size="15pt" style:font-size-asian="13.1000003814697pt" style:font-size-complex="1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19:06:29.718554354</meta:creation-date>
    <dc:date>2020-01-05T20:52:47.908939042</dc:date>
    <meta:editing-duration>PT41M3S</meta:editing-duration>
    <meta:editing-cycles>9</meta:editing-cycles>
    <meta:generator>LibreOffice/6.3.3.2$Linux_X86_64 LibreOffice_project/30$Build-2</meta:generator>
    <meta:document-statistic meta:table-count="0" meta:image-count="0" meta:object-count="0" meta:page-count="4" meta:paragraph-count="59" meta:word-count="906" meta:character-count="5834" meta:non-whitespace-character-count="4937"/>
  </office:meta>
</office:document-meta>
</file>